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hom</text:p>
          </table:table-cell>
          <table:table-cell table:style-name="ce1" office:value-type="float" office:value="3300" calcext:value-type="float">
            <text:p>3.30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c</text:p>
          </table:table-cell>
          <table:table-cell table:style-name="ce1" office:value-type="float" office:value="2800" calcext:value-type="float">
            <text:p>2.80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_ratio</text:p>
          </table:table-cell>
          <table:table-cell table:formula="of:=([.B1]-[.B2])/[.B1]" office:value-type="float" office:value="0.151515151515152" calcext:value-type="float">
            <text:p>0.15151515151515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ho0</text:p>
          </table:table-cell>
          <table:table-cell table:style-name="ce1" table:formula="of:=(0.04*[.B8])/([.B7]*[.B6])" office:value-type="float" office:value="3259.25925925926" calcext:value-type="float">
            <text:p>3.26E+03</text:p>
          </table:table-cell>
          <table:table-cell office:value-type="float" office:value="97777.7777777778" calcext:value-type="float">
            <text:p>97777.7777777778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style-name="ce1" office:value-type="float" office:value="0.00003" calcext:value-type="float">
            <text:p>3.00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</text:p>
          </table:table-cell>
          <table:table-cell table:style-name="ce1" office:value-type="float" office:value="3300" calcext:value-type="float">
            <text:p>3.30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ratio</text:p>
          </table:table-cell>
          <table:table-cell table:formula="of:=([.B5]*[.B6]*[.B7])/[.B8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0</text:p>
          </table:table-cell>
          <table:table-cell table:number-columns-repeated="3" table:style-name="ce1" office:value-type="float" office:value="140000" calcext:value-type="float">
            <text:p>1.40E+05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table:style-name="ce1" office:value-type="float" office:value="28000" calcext:value-type="float">
            <text:p>2.80E+04</text:p>
          </table:table-cell>
          <table:table-cell table:style-name="ce1" office:value-type="float" office:value="35000" calcext:value-type="float">
            <text:p>3.50E+04</text:p>
          </table:table-cell>
          <table:table-cell table:style-name="ce1" office:value-type="float" office:value="42000" calcext:value-type="float">
            <text:p>4.20E+04</text:p>
          </table:table-cell>
        </table:table-row>
        <table:table-row table:style-name="ro1">
          <table:table-cell office:value-type="string" calcext:value-type="string">
            <text:p>h_ratio</text:p>
          </table:table-cell>
          <table:table-cell table:formula="of:=[.B12]/[.B11]" office:value-type="float" office:value="0.2" calcext:value-type="float">
            <text:p>0.2</text:p>
          </table:table-cell>
          <table:table-cell table:formula="of:=[.C12]/[.C11]" office:value-type="float" office:value="0.25" calcext:value-type="float">
            <text:p>0.25</text:p>
          </table:table-cell>
          <table:table-cell table:formula="of:=[.D12]/[.D11]" office:value-type="float" office:value="0.3" calcext:value-type="float">
            <text:p>0.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ff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_m</text:p>
          </table:table-cell>
          <table:table-cell table:style-name="ce1" office:value-type="float" office:value="3300" calcext:value-type="float">
            <text:p>3.30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</text:p>
          </table:table-cell>
          <table:table-cell table:style-name="ce1" office:value-type="float" office:value="140000" calcext:value-type="float">
            <text:p>1.40E+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_2</text:p>
          </table:table-cell>
          <table:table-cell table:formula="of:=PI()*PI()" office:value-type="float" office:value="9.86960440108936" calcext:value-type="float">
            <text:p>9.86960440108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0</text:p>
          </table:table-cell>
          <table:table-cell table:formula="of:=([.B19]*[.B18]*[.B15])/(9.81*[.B16]*[.B17]*[.B17]*[.B17])" office:value-type="float" office:value="2.22209533056003E-023" calcext:value-type="float">
            <text:p>2.22209533056003E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</text:p>
          </table:table-cell>
          <table:table-cell table:formula="of:=1/(4*[.B21])" office:value-type="float" office:value="1.12506424257232E+022" calcext:value-type="float">
            <text:p>1.12506424257232E+0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4:25:47.848685283</meta:creation-date>
    <dc:date>2022-09-28T16:57:29.154307528</dc:date>
    <meta:editing-duration>PT32M</meta:editing-duration>
    <meta:editing-cycles>1</meta:editing-cycles>
    <meta:document-statistic meta:table-count="1" meta:cell-count="43" meta:object-count="0"/>
    <meta:generator>LibreOffice/6.4.7.2$Linux_X86_64 LibreOffice_project/40$Build-2</meta:generator>
  </office:meta>
</office:document-meta>
</file>